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/>
    </style:style>
    <style:style style:name="P2" style:family="paragraph" style:parent-style-name="Standard">
      <style:text-properties style:font-name="Consolas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break-before="page"/>
      <style:text-properties style:font-name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AB 2:</text:p>
      <text:p text:style-name="Standard"/>
      <text:p text:style-name="Standard">0) Into The Artic (.gp)</text:p>
      <text:p text:style-name="Standard"/>
      <text:p text:style-name="Standard">a)Animate a DIV</text:p>
      <text:p text:style-name="Standard">In App2:</text:p>
      <text:p text:style-name="Standard"/>
      <text:p text:style-name="P1">var load1But = document.getElementById('load1')</text:p>
      <text:p text:style-name="P1">load1But.addEventListener('click', function() {</text:p>
      <text:p text:style-name="P1"><text:s text:c="4"/>console.log ("clicked 1")</text:p>
      <text:p text:style-name="P1"><text:s text:c="4"/>//scrollBackground();</text:p>
      <text:p text:style-name="P1"><text:s text:c="4"/>forward('view1', 'view1', iloaded1)</text:p>
      <text:p text:style-name="P1"><text:s text:c="2"/>})</text:p>
      <text:p text:style-name="P1">function iloaded1(id){</text:p>
      <text:p text:style-name="P1"><text:s text:c="4"/>cleanUpViews()</text:p>
      <text:p text:style-name="P1"><text:s text:c="4"/>console.log ("loaded1 " + id)</text:p>
      <text:p text:style-name="P1"><text:s text:c="4"/>var div=document.getElementById(id)</text:p>
      <text:p text:style-name="P1"><text:s text:c="4"/>TweenLite.from(div,.4</text:p>
      <text:p text:style-name="P1"><text:s text:c="8"/>,{css:{rotationY:-90, transformOrigin:"300% ", <text:s/>rotation:-1}</text:p>
      <text:p text:style-name="P1"><text:s text:c="12"/>,onComplete:function(){</text:p>
      <text:p text:style-name="P1"><text:s text:c="12"/>console.log('animated') }</text:p>
      <text:p text:style-name="P1"><text:s text:c="8"/>})</text:p>
      <text:p text:style-name="P1"><text:s/>}</text:p>
      <text:p text:style-name="P1"/>
      <text:p text:style-name="P1">var load2But = document.getElementById('load2')</text:p>
      <text:p text:style-name="P1">load2But.addEventListener('click', function() {</text:p>
      <text:p text:style-name="P1"><text:s text:c="4"/>console.log ("clicked 2")</text:p>
      <text:p text:style-name="P1"><text:s text:c="4"/>//scrollBackground();</text:p>
      <text:p text:style-name="P1"><text:s text:c="4"/>forward('view2', 'form', iloaded2)</text:p>
      <text:p text:style-name="P1"><text:s/>})</text:p>
      <text:p text:style-name="P1"/>
      <text:p text:style-name="P1">function iloaded2(id){</text:p>
      <text:p text:style-name="P1"><text:s text:c="4"/>cleanUpViews()</text:p>
      <text:p text:style-name="P1"><text:s text:c="4"/>console.log ("loaded2")</text:p>
      <text:p text:style-name="P1">}</text:p>
      <text:p text:style-name="Standard"/>
      <text:p text:style-name="Standard"/>
      <text:p text:style-name="Standard">Go to next page</text:p>
      <text:p text:style-name="Standard"/>
      <text:p text:style-name="Standard">Optional: Glance Transforms in misc</text:p>
      <text:p text:style-name="Standard"/>
      <text:p text:style-name="Standard"/>
      <text:p text:style-name="P3">API (CRUD) Lab 2.b:</text:p>
      <text:p text:style-name="P1"/>
      <text:p text:style-name="P1"><text:s text:c="3"/>cAPI=new CloudAPI()</text:p>
      <text:p text:style-name="P1"/>
      <text:p text:style-name="P1"><text:s text:c="4"/>var newAppBut = document.getElementById('create')</text:p>
      <text:p text:style-name="P1"><text:s text:c="4"/>newAppBut.addEventListener('click', function(e) {</text:p>
      <text:p text:style-name="P1"><text:s text:c="8"/></text:p>
      <text:p text:style-name="P1"><text:s text:c="8"/>var firstname = $('#firstname').val()</text:p>
      <text:p text:style-name="P1"><text:s text:c="8"/>var lastname = $('#lastname').val()</text:p>
      <text:p text:style-name="P1"><text:s text:c="8"/>console.log("clicked " + firstname +", " + lastname)</text:p>
      <text:p text:style-name="P1"/>
      <text:p text:style-name="P1"><text:s text:c="8"/>var ename =new Object()</text:p>
      <text:p text:style-name="P1"><text:tab/> <text:s text:c="2"/>ename.firstname=firstname</text:p>
      <text:p text:style-name="P1"><text:s text:c="8"/>ename.lastname=lastname</text:p>
      <text:p text:style-name="P1"><text:s text:c="8"/>cAPI.insert("nameapp",ename, onPK)</text:p>
      <text:p text:style-name="P1"><text:s text:c="4"/>})</text:p>
      <text:p text:style-name="P1"/>
      <text:p text:style-name="P1"><text:s text:c="4"/>function onPK(data){</text:p>
      <text:p text:style-name="P1"><text:s text:c="8"/>console.log('back')</text:p>
      <text:p text:style-name="P1"><text:s text:c="8"/>//console.log(data)</text:p>
      <text:p text:style-name="P1"><text:s text:c="4"/>}</text:p>
      <text:p text:style-name="P1"/>
      <text:p text:style-name="P1"><text:s text:c="4"/>$('#lookup').click(function(){</text:p>
      <text:p text:style-name="P1"><text:s text:c="8"/>var ename =new Object()</text:p>
      <text:p text:style-name="P1"><text:s text:c="8"/>var firstname = $('#firstname').val()</text:p>
      <text:p text:style-name="P1"><text:s text:c="8"/>ename.firstname=firstname</text:p>
      <text:p text:style-name="P1"><text:s text:c="8"/>console.log("clicked " + firstname)</text:p>
      <text:p text:style-name="P1"><text:s text:c="8"/>cAPI.select("nameapp", ename, onFound)</text:p>
      <text:p text:style-name="P1"><text:s text:c="4"/>})</text:p>
      <text:p text:style-name="P1"/>
      <text:p text:style-name="P1"><text:s text:c="4"/>function onFound(data){</text:p>
      <text:p text:style-name="P1"><text:s text:c="8"/>console.log(data.array_)</text:p>
      <text:p text:style-name="P1"><text:s text:c="8"/>$("#firstname").val(data.array_[0].firstname)</text:p>
      <text:p text:style-name="P1"><text:s text:c="8"/>$("#lastname").val(data.array_[0].lastname)</text:p>
      <text:p text:style-name="P1"><text:s text:c="4"/>}</text:p>
      <text:p text:style-name="P1"/>
      <text:p text:style-name="P1"/>
      <text:p text:style-name="P1">Edit view2.html</text:p>
      <text:p text:style-name="P1"/>
      <text:p text:style-name="P1">Go to DataViewer.</text:p>
      <text:p text:style-name="P1"/>
      <text:p text:style-name="P1"/>
      <text:p text:style-name="P4"/>
      <text:p text:style-name="P1">Obfuscate html: ex. In misc: HTML Muncher </text:p>
      <text:p text:style-name="P1"><text:line-break/>Optional Lab 2.d:</text:p>
      <text:p text:style-name="P1"><text:line-break/>Show d3.html 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4T15:40:56.21</meta:creation-date>
    <dc:date>2013-07-24T17:13:52.50</dc:date>
    <meta:editing-duration>PT32M12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3" meta:paragraph-count="66" meta:word-count="162" meta:character-count="1880"/>
  </office:meta>
</office:document-meta>
</file>